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434da9" officeooo:paragraph-rsid="0021198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fo:font-variant="normal" fo:text-transform="none" fo:color="#000000" loext:opacity="100%" style:font-name="Arial" fo:font-size="12pt" fo:letter-spacing="normal" fo:font-style="normal" fo:font-weight="bold" officeooo:rsid="00434da9" officeooo:paragraph-rsid="0021198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434da9" officeooo:paragraph-rsid="0021198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wget -qO - https://download.sublimetext.com/sublimehq-pub.gpg | gpg --dearmor | sudo tee /etc/apt/trusted.gpg.d/sublimehq-archive.gpg &gt; /dev/null</text:span></text:p>
      <text:p text:style-name="P2"><text:span text:style-name="T1">echo "deb https://download.sublimetext.com/ apt/stable/" | sudo tee /etc/apt/sources.list.d/sublime-text.list</text:span></text:p>
      <text:p text:style-name="P1"><text:span text:style-name="T1">sudo apt-get update</text:span></text:p>
      <text:p text:style-name="P1"><text:span text:style-name="T1">sudo apt-get install sublime-text</text:span></text:p>
      <text:p text:style-name="P1"><text:span text:style-name="T1"/></text:p>
      <text:p text:style-name="P1"><text:span text:style-name="T1"/></text:p>
      <text:p text:style-name="P1"><text:span text:style-name="T1">1. Скачиваете, или обновляетесь до последней версии, можно с </text:span><text:a xlink:type="simple" xlink:href="https://rutracker.org/forum/www.sublimetext.com/3" text:style-name="Internet_20_link" text:visited-style-name="Visited_20_Internet_20_Link"><text:span text:style-name="T1">с офф. сайта...</text:span></text:a><text:span text:style-name="T1">, без разницы что у вас стоит, и на кого какая у вас система: Windows, MacOS, Linux, Unix...<text:line-break/>2. Находите в своей системе hosts файл, и редактируете его, с последующим сохранением изменений, от имени "администратора" Блокнотом в Windows, или любым текстовым редактором запущенным из консоли под "root" в Linux или в MacOS, добавив туда следующие строки:<text:line-break/>127.0.0.1www.sublimetext.com<text:line-break/>127.0.0.1 sublimetext.com<text:line-break/>127.0.0.1 sublimehq.com<text:line-break/>127.0.0.1 telemetry.sublimehq.com<text:line-break/>127.0.0.1 license.sublimehq.com<text:line-break/>127.0.0.1 45.55.255.55<text:line-break/>127.0.0.1 45.55.41.223<text:line-break/>0.0.0.0 license.sublimehq.com<text:line-break/>0.0.0.0 45.55.255.55<text:line-break/>0.0.0.0 45.55.41.223<text:line-break/>3. Идёте на итальянский сайт онлайн редактора ресурсов </text:span><text:a xlink:type="simple" xlink:href="https://hexed.it/" text:style-name="Internet_20_link" text:visited-style-name="Visited_20_Internet_20_Link"><text:span text:style-name="T1">Hexed</text:span></text:a><text:span text:style-name="T1">, и в открывшемся окне сайта жмакаете кнопку вверху "Открыть файл", сайт пошлет вас искать на своем компе файл, ищите в месте установки редактора Sublime Text 3 Dev исполняемый файл - sublime_text или sublime_text.exe, ткнув в него мышей, тачпадом, грязным пальцем (короче у кого что есть в данный момент) нажимаем "открыть", и на сайт выгружается ваш файл, справа, в колонке "Поиск", в строку "Искать" вписываем шесть цифр - 97 94 0D и давим у себя на клаве "Enter" или кнопку сайта "Начать поиск". Под кнопкой "Начать поиск" появится строка с адресом найденных цифр, жмем на нее, и в центре экрана увидим искомые цифры подсвеченные цветным маркером. Меняем эти цифры, 6 раз нажав нолик на клавиатуре - 00 00 00, затем вверху меню жмем кнопку "Экспорт", скачивая исправленный файл на свой комп.<text:line-break/>4. Заменяете скачанным файлом sublime_text, имеющийся у вас в месте установки редактора, проверяете в свойствах файла чтобы было включена галочка "исполняемый" в Linux и Unix, или наличие расширения .exe под Виндой.<text:line-break/>5. Запускаете скачанный файл, и в меню "Help" жмёте "Enter license", в появившееся окошко копируем целиком следующий текст:<text:line-break/>----- BEGIN LICENSE -----<text:line-break/>TwitterInc<text:line-break/>200 User License<text:line-break/>EA7E-890007<text:line-break/>1D77F72E 390CDD93 4DCBA022 FAF60790<text:line-break/>61AA12C0 A37081C5 D0316412 4584D136<text:line-break/>94D7F7D4 95BC8C1C 527DA828 560BB037<text:line-break/>D1EDDD8C AE7B379F 50C9D69D B35179EF<text:line-break/>2FE898C4 8E4277A8 555CE714 E1FB0E43<text:line-break/>D5D52613 C3D12E98 BC49967F 7652EED2<text:line-break/>9D2D2E61 67610860 6D338B72 5CF95C69<text:line-break/>E36B85CC 84991F19 7575D828 470A92AB<text:line-break/>------ END LICENSE ------<text:line-break/>со всеми чёрточками от начала и до конца.<text:line-break/>6. Нажимаете "Use license", и получаете зарегистрированную программулину.<text:line-break/>Далее можно настраивать редактор под свои нужды, установкой большого количества дополнительных плагинов. Для русификации программы нужно зайти в меню "Tools"&gt;"Install Package Control", затем после установки перейти в меню "Preferences"&gt;"Package Control" нажать "Install Package" и скачать плагин "LocalizedMenu", после установки которого в меню "Preferences" появится пункт "Languages" с имеющимися 9 основными языками, включая русский, и возможностью добавить любой другой язык из файл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2:02:21.650694443</meta:creation-date>
    <meta:generator>LibreOffice/7.3.7.2$Linux_X86_64 LibreOffice_project/30$Build-2</meta:generator>
    <dc:date>2025-04-04T15:10:32.862044039</dc:date>
    <meta:editing-duration>PT6H12M54S</meta:editing-duration>
    <meta:editing-cycles>58</meta:editing-cycles>
    <meta:document-statistic meta:table-count="0" meta:image-count="0" meta:object-count="0" meta:page-count="1" meta:paragraph-count="5" meta:word-count="425" meta:character-count="3178" meta:non-whitespace-character-count="2759"/>
  </office:meta>
</office:document-meta>
</file>